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paragraph-properties fo:margin-left="0cm" fo:margin-right="0cm" fo:text-indent="0cm" style:auto-text-indent="false"/>
    </style:style>
    <style:style style:name="P2" style:family="paragraph" style:parent-style-name="Text_20_body" style:list-style-name="L1">
      <style:paragraph-properties fo:margin-left="0cm" fo:margin-right="0cm" fo:text-indent="0cm" style:auto-text-indent="false"/>
    </style:style>
    <style:style style:name="P3" style:family="paragraph" style:parent-style-name="Text_20_body" style:list-style-name="L2">
      <style:paragraph-properties fo:margin-left="0cm" fo:margin-right="0cm" fo:text-indent="0cm" style:auto-text-indent="false"/>
    </style:style>
    <style:style style:name="P4" style:family="paragraph" style:parent-style-name="Text_20_body" style:list-style-name="L3">
      <style:paragraph-properties fo:margin-left="0cm" fo:margin-right="0cm" fo:text-indent="0cm" style:auto-text-indent="false"/>
    </style:style>
    <style:style style:name="P5" style:family="paragraph" style:parent-style-name="Text_20_body" style:list-style-name="L4">
      <style:paragraph-properties fo:margin-left="0cm" fo:margin-right="0cm" fo:text-indent="0cm" style:auto-text-indent="false"/>
    </style:style>
    <style:style style:name="P6" style:family="paragraph" style:parent-style-name="Text_20_body" style:list-style-name="L5">
      <style:paragraph-properties fo:margin-left="0cm" fo:margin-right="0cm" fo:text-indent="0cm" style:auto-text-indent="false"/>
    </style:style>
    <style:style style:name="P7" style:family="paragraph" style:parent-style-name="Text_20_body" style:list-style-name="L6">
      <style:paragraph-properties fo:margin-left="0cm" fo:margin-right="0cm" fo:text-indent="0cm" style:auto-text-indent="fals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2" text:outline-level="2">Cálculo de la potencia necesaria de un SAI</text:h>
      <text:section text:style-name="Sect1" text:name="intro">
        <text:p text:style-name="P1"/>
        <text:section text:style-name="Sect1" text:name="yui_3_18_1_1_1760431240508_245">
          <text:p text:style-name="P1"><text:bookmark text:name="yui_3_18_1_1_1760696962164_79"/>La potencia de un SAI o UPS, llamada <text:span text:style-name="Strong_20_Emphasis">potencia aparente,</text:span> viene definida en VA (Voltiamperio).</text:p>
          <text:p text:style-name="P1">La <text:span text:style-name="Strong_20_Emphasis">potencia eficaz</text:span> (la realmente consumida) se mide en W.</text:p>
          <text:p text:style-name="P1">Para los dispositivos informáticos los vatios y los VA pueden llegar a diferir significativamente. La relación entre los vatios y los VA se denomina <text:span text:style-name="Strong_20_Emphasis">factor de potencia</text:span> y se expresa por un número (siempre menor que 1), el cual puede variar dependiendo de la eficiencia energética del dispositivo electrónico. Por ejemplo: 0.7, 0.8, etc.</text:p>
          <text:p text:style-name="P1">Para equiparar los vatios (w) a voltiamperios hay que dividir los vatios por el factor de potencia (i.e: 0,9) y así tener en cuenta el pico máximo de potencia que puede alcanzar el equipo. De esta manera se obtiene la potencia aparente (VA):</text:p>
          <text:p text:style-name="P1"><text:bookmark text:name="yui_3_18_1_1_1760696962164_78"/><text:span text:style-name="Strong_20_Emphasis">VA = W / Factor_de_potencia</text:span></text:p>
          <text:p text:style-name="P1">Es necesario dejar un margen de potencia sin usar en el SAI, por lo que se recomienda que el consumo de todos los equipos conectados <text:span text:style-name="Strong_20_Emphasis">no sobrepase el 70%</text:span> de la capacidad total del SAI.</text:p>
          <text:p text:style-name="P1">A partir de la información anterior resuelve los siguientes ejercicios.</text:p>
          <text:p text:style-name="P1"><text:span text:style-name="Strong_20_Emphasis">Ejercicio 1</text:span></text:p>
          <text:p text:style-name="P1">Utiliza las estimaciones que encuentres en Internet para averiguar el consumo de los siguientes dispositivos:</text:p>
          <text:list text:style-name="L1">
            <text:list-item>
              <text:p text:style-name="P2"><text:bookmark text:name="yui_3_18_1_1_1760696962164_74"/><text:bookmark text:name="yui_3_18_1_1_1760696962164_73"/><text:bookmark text:name="yui_3_18_1_1_1760696962164_72"/>Un PC de gama baja, uno de gama media y otro de altas prestaciones.</text:p>
            </text:list-item>
          </text:list>
          <text:list text:style-name="L2">
            <text:list-item>
              <text:p text:style-name="P3">Un servidor.</text:p>
            </text:list-item>
          </text:list>
          <text:list text:style-name="L3">
            <text:list-item>
              <text:p text:style-name="P4">Una impresora láser.</text:p>
            </text:list-item>
          </text:list>
          <text:list text:style-name="L4">
            <text:list-item>
              <text:p text:style-name="P5"><text:bookmark text:name="yui_3_18_1_1_1760431240508_244"/><text:bookmark text:name="yui_3_18_1_1_1760431240508_243"/><text:bookmark text:name="yui_3_18_1_1_1760431240508_242"/>Un escáner.</text:p>
            </text:list-item>
          </text:list>
          <text:list text:style-name="L5">
            <text:list-item>
              <text:p text:style-name="P6">Un monitor de 15 pulgadas</text:p>
            </text:list-item>
          </text:list>
          <text:p text:style-name="P1"><text:span text:style-name="Strong_20_Emphasis">Ejercicio 2</text:span></text:p>
          <text:p text:style-name="P1">Queremos enchufar a cuatro tomas de un SAI dos PC con sus respectivos monitores, que consumen un total de 200W. ¿Qué potencia debe proporcionar nuestro SAI si el factor de potencia es 0,7?</text:p>
          <text:p text:style-name="P1"><text:span text:style-name="Strong_20_Emphasis">Ejercicio 3</text:span></text:p>
          <text:p text:style-name="P1">Un SAI debe tener conectados a tomas de batería los siguientes equipos:</text:p>
          <text:list text:style-name="L6">
            <text:list-item>
              <text:p text:style-name="P7">3 torres de 180 w c/u</text:p>
            </text:list-item>
            <text:list-item>
              <text:p text:style-name="P7">2 monitores LED de 10 w c/u</text:p>
            </text:list-item>
            <text:list-item>
              <text:p text:style-name="P7">1 router de 0,2 A</text:p>
            </text:list-item>
            <text:list-item>
              <text:p text:style-name="P7">2 switches de 0,1 A</text:p>
            </text:list-item>
          </text:list>
          <text:p text:style-name="P1">Calcula los VA mínimos que debe tener para soportar esa carga.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" style:font-family-asian="NSimSun" style:font-family-generic-asian="system" style:font-pitch-asian="variable" style:font-size-asian="18pt" style:font-weight-asian="bold" style:font-name-complex="Lucida Sans1" style:font-family-complex="'Lucida Sans'" style:font-family-generic-complex="system" style:font-pitch-complex="variable" style:font-size-complex="18pt" style:font-weight-complex="bol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17T11:54:18.137822400</meta:creation-date>
    <dc:date>2025-10-17T11:54:42.839154400</dc:date>
    <meta:editing-duration>PT24S</meta:editing-duration>
    <meta:editing-cycles>1</meta:editing-cycles>
    <meta:document-statistic meta:table-count="0" meta:image-count="0" meta:object-count="0" meta:page-count="1" meta:paragraph-count="24" meta:word-count="315" meta:character-count="1739" meta:non-whitespace-character-count="1457"/>
    <meta:generator>LibreOffice/25.2.5.2$Windows_X86_64 LibreOffice_project/03d19516eb2e1dd5d4ccd751a0d6f35f35e08022</meta:generator>
  </office:meta>
</office:document-meta>
</file>